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P3" style:family="paragraph" style:parent-style-name="Standard">
      <style:text-properties fo:font-size="10pt" officeooo:paragraph-rsid="00170b1e" style:font-size-asian="10pt" style:font-size-complex="10pt"/>
    </style:style>
    <style:style style:name="P4" style:family="paragraph" style:parent-style-name="Standard">
      <style:text-properties fo:font-size="10pt" officeooo:paragraph-rsid="001ea081" style:font-size-asian="10pt" style:font-size-complex="10pt"/>
    </style:style>
    <style:style style:name="T1" style:family="text">
      <style:text-properties officeooo:rsid="0009da96"/>
    </style:style>
    <style:style style:name="T2" style:family="text">
      <style:text-properties officeooo:rsid="000b9e70"/>
    </style:style>
    <style:style style:name="T3" style:family="text">
      <style:text-properties officeooo:rsid="000bd1b0"/>
    </style:style>
    <style:style style:name="T4" style:family="text">
      <style:text-properties officeooo:rsid="000c8a0a"/>
    </style:style>
    <style:style style:name="T5" style:family="text">
      <style:text-properties officeooo:rsid="000d1288"/>
    </style:style>
    <style:style style:name="T6" style:family="text">
      <style:text-properties officeooo:rsid="000eca9f"/>
    </style:style>
    <style:style style:name="T7" style:family="text">
      <style:text-properties officeooo:rsid="00113393"/>
    </style:style>
    <style:style style:name="T8" style:family="text">
      <style:text-properties officeooo:rsid="0012879f"/>
    </style:style>
    <style:style style:name="T9" style:family="text">
      <style:text-properties officeooo:rsid="001473b8"/>
    </style:style>
    <style:style style:name="T10" style:family="text">
      <style:text-properties officeooo:rsid="001555d3"/>
    </style:style>
    <style:style style:name="T11" style:family="text">
      <style:text-properties officeooo:rsid="00170b1e"/>
    </style:style>
    <style:style style:name="T12" style:family="text">
      <style:text-properties officeooo:rsid="001a9cc5"/>
    </style:style>
    <style:style style:name="T13" style:family="text">
      <style:text-properties officeooo:rsid="001b74e3"/>
    </style:style>
    <style:style style:name="T14" style:family="text">
      <style:text-properties officeooo:rsid="001bf057"/>
    </style:style>
    <style:style style:name="T15" style:family="text">
      <style:text-properties officeooo:rsid="001ea081"/>
    </style:style>
    <style:style style:name="T16" style:family="text">
      <style:text-properties officeooo:rsid="00204a4b"/>
    </style:style>
    <style:style style:name="T17" style:family="text">
      <style:text-properties officeooo:rsid="0022ae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Standard">Estructura del Libro<text:span text:style-name="T1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1">o Oculto</text:span> <text:s/></text:p>
      <text:p text:style-name="P1"><text:s/>Explora <text:span text:style-name="T1">nuestras propias limitaciones para entender la realidad</text:span><text:span text:style-name="T7">, proporcionando algunos ejemplos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1">Condicionantes del pensamiento</text:span>. <text:s/></text:p>
      <text:p text:style-name="P1"/>
      <text:p text:style-name="P1">- Acto 3: La <text:span text:style-name="T3">Inteligencia invisible.</text:span></text:p>
      <text:p text:style-name="P1"><text:s/><text:span text:style-name="T7"><text:s/>La vida como sistema inteligente. </text:span><text:span text:style-name="T2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4"> El limite final</text:span></text:p>
      <text:p text:style-name="P1"><text:s/>Analiza las características del sistema. <text:s text:c="2"/></text:p>
      <text:p text:style-name="P1"><text:s text:c="4"/>- Cap. 1<text:span text:style-name="T13">4</text:span>: Eficiencia. <text:s/></text:p>
      <text:p text:style-name="P3"><text:s text:c="4"/>- Cap. 1<text:span text:style-name="T14">5</text:span>: Potencia. <text:s text:c="2"/></text:p>
      <text:p text:style-name="P4"><text:s text:c="4"/>- Cap. 1<text:span text:style-name="T15">6</text:span>: Coste</text:p>
      <text:p text:style-name="P3"><text:s text:c="4"/>- Cap. 1<text:span text:style-name="T15">7</text:span>: Redundancia</text:p>
      <text:p text:style-name="P3"><text:s text:c="4"/>- Cap. 1<text:span text:style-name="T16">8</text:span>: Fiabilidad<text:span text:style-name="T11"> (gestion de memoria - colapso del sistema)</text:span></text:p>
      <text:p text:style-name="P1"><text:s text:c="4"/>- Cap. 1<text:span text:style-name="T16">9</text:span>: Poda. <text:s/><text:span text:style-name="T12">(porque morimos)</text:span></text:p>
      <text:p text:style-name="P2"/>
      <text:p text:style-name="P1">- Acto 5: Más Allá (Lo Trascendente) </text:p>
      <text:p text:style-name="P1"><text:s/><text:span text:style-name="T10">Reflexion acerca del sistema y primeras r</text:span><text:span text:style-name="T5">espuestas</text:span>. <text:s text:c="3"/></text:p>
      <text:p text:style-name="P1"><text:s text:c="4"/>- Cap. <text:span text:style-name="T17">20</text:span>: La inteligencia creadora. <text:s/>(esta fuera de nosotros, esta dentro de nosotros, somos parte de ella, somo ella misma)</text:p>
      <text:p text:style-name="P1"><text:s text:c="4"/>- Cap. 2<text:span text:style-name="T17">1</text:span>: El Espíritu. <text:s/>(el Espiritu de la vida, el mio propio, y la conciencia)</text:p>
      <text:p text:style-name="P1"><text:s text:c="4"/>- Cap. 2<text:span text:style-name="T17">2</text:span>: La vida eterna. <text:s/>(el viaje de mi Espiritu hacia la eternidad, y el de Abraham)</text:p>
      <text:p text:style-name="P1"><text:s text:c="4"/>- Cap. 2<text:span text:style-name="T17">3</text:span>: El origen de la vida. <text:s/></text:p>
      <text:p text:style-name="P1"/>
      <text:p text:style-name="P1">- Acto 6: Conclusione<text:span text:style-name="T5">s</text:span> <text:s/></text:p>
      <text:p text:style-name="P1"><text:s text:c="2"/><text:span text:style-name="T10">Reflexion final orientada a crear un marco conceptual. </text:span><text:span text:style-name="T5">Mas respuestas.</text:span> <text:s text:c="3"/></text:p>
      <text:p text:style-name="P1"><text:s text:c="4"/>- Cap. 2<text:span text:style-name="T17">4</text:span>: Vuelta a la realidad. <text:s/>(<text:span text:style-name="T8">la </text:span>mision<text:span text:style-name="T9">, sentimientos e instinto</text:span>)</text:p>
      <text:p text:style-name="P1"><text:s text:c="4"/>- Cap. 2<text:span text:style-name="T17">5</text:span>: Lo trascendente. <text:s/>(lo que hemos hecho)</text:p>
      <text:p text:style-name="P1"><text:s text:c="4"/>- Cap. 2<text:span text:style-name="T17">6</text:span>: La paz interior. <text:s/><text:span text:style-name="T6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10-25T09:10:41.912000000</dc:date>
    <meta:editing-duration>PT3H6M11S</meta:editing-duration>
    <meta:editing-cycles>20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9" meta:word-count="287" meta:character-count="1771" meta:non-whitespace-character-count="1343"/>
  </office:meta>
</office:document-meta>
</file>